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paragraph-properties fo:margin-top="0in" fo:margin-bottom="0.139in" loext:contextual-spacing="false" fo:line-height="100%" fo:text-align="justify" style:justify-single-word="false"/>
    </style:style>
    <style:style style:name="P4" style:family="paragraph" style:parent-style-name="Heading_20_3">
      <style:paragraph-properties fo:margin-top="0.222in" fo:margin-bottom="0.139in" loext:contextual-spacing="false" fo:line-height="100%" fo:text-align="justify" style:justify-single-word="false"/>
    </style:style>
    <style:style style:name="P5" style:family="paragraph" style:parent-style-name="Subtitle">
      <style:paragraph-properties fo:margin-top="0in" fo:margin-bottom="0.139in" loext:contextual-spacing="false" fo:line-height="100%" fo:text-align="justify" style:justify-single-word="false"/>
    </style:style>
    <style:style style:name="P6" style:family="paragraph" style:parent-style-name="Heading_20_4">
      <style:paragraph-properties fo:margin-top="0.1945in" fo:margin-bottom="0.139in" loext:contextual-spacing="false" fo:line-height="100%" fo:text-align="justify" style:justify-single-word="false"/>
    </style:style>
    <style:style style:name="P7" style:family="paragraph" style:parent-style-name="Title" style:master-page-name="Standard">
      <style:paragraph-properties fo:margin-top="0in" fo:margin-bottom="0.139in" loext:contextual-spacing="false" fo:line-height="100%" fo:text-align="justify" style:justify-single-word="false"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k3n46gly6doj"/>Redakcyjna ocena odcinków</text:p>
      <text:p text:style-name="P5"><text:bookmark text:name="_ucptirjqrq4a"/>Sezon 8: odcinki 14, 15, 16, 17, 18, 19, 21, 22, 23, 24, 25, 26</text:p>
      <text:p text:style-name="P1"/>
      <text:p text:style-name="P4"><text:bookmark text:name="_oh8sby9qilir"/>Odcinek 14: A Matter of Principals</text:p>
      <text:p text:style-name="P6"><text:bookmark text:name="_nw8xflwxfcse"/>Cahan</text:p>
      <text:p text:style-name="P3">Dość ciekawy odcinek. Mane 6 jedzie na misję, więc szkoła trafia pod opiekę Starlight, której przeszkadza Discord. Mamy też naszych uczniów, magiczne artefakty i dużo zabawy. No i odrobinę przemocy, czyli to, co tryfidy lubią najbardziej. W sumie cieszy mnie to, że Pan Chaosu, mimo że należy do jasnej strony mocy, dalej jest wrednym, złośliwym pranksterem. Trudno mieć też pretensje do GlimGlam, że próbowała się go pozbyć metodami siłowymi, a że nie zadziałały… To w końcu półbóg, nie? Nie podobało mi się jedynie, że na końcu Glimmer przeprosiła draconequusa. Z drugiej strony to pewnie byłoby skuteczniejsze od dalszych prób walki z nim. Generalnie oglądało się to dobrze, nawet się parę razy uśmiechnęłam pod moim sumiastym wąsem.</text:p>
      <text:p text:style-name="P6"><text:bookmark text:name="_gun5ld2xaa9s"/>Gray Picture</text:p>
      <text:p text:style-name="P3">Najlepszym elementem odcinka jest pokazanie Discorda jako złośliwej mendy, bo o ile mogę uwierzyć, że Władca Chaosu stał się dobry, to jednak powinna zostać w nim ta malutka wredna część. Poza tym Twi po raz kolejny pokazuje, że zupełnie nie nadaje się na dyrektorkę, i zostawia Starlight samą z problemem. Swoją drogą, zastanawiam się, jakie trzeba mieć kwalifikacje, żeby nauczać w tej szkółce. Czego o przyjaźni nauczą się te małe stworki od biegania w kółko lub pokazu magii?</text:p>
      <text:p text:style-name="P3">Ale odcinek był bardzo przyjemny, zabawny.</text:p>
      <text:p text:style-name="P6"><text:bookmark text:name="_kp2ju6w7ojau"/>Moonlight</text:p>
      <text:p text:style-name="P3">O ile samo zachowanie Władcy Chaosu w tym odcinku bardzo do niego pasowało, o tyle tłumaczenie jego przesłanek i przeprosiny Starlight troszeczkę zepsuły efekt wrednego draconequusa, który robi wszystko, co mu się podoba. Jakoś mam wrażenie, że magia GlimGlam wydaje się ciut zbyt potężna jak na zwykłego jednorożca. Ten epicki cios, który zaserwowała Discordowi, mocno przypominał zaklęcia, którymi Twilight pruła do Tireka, gdy otrzymała moc reszty alicornów i przez chwilę była księżniczką alfa. Mimo tego odcinek oglądało się dość przyjemnie. Dobrze jest od czasu do czasu popatrzeć na „przyjacielskie” przepychanki protegowanej Twilight i nie do końca zresocjalizowanego Pana Niezgody.</text:p>
      <text:p text:style-name="P3"/>
      <text:p text:style-name="P4"><text:bookmark text:name="_2pyxwwt8mbub"/>Odcinek 15: The Hearth’s Warming Club</text:p>
      <text:p text:style-name="P6"><text:bookmark text:name="_bkctvnal7hiu"/>Cahan</text:p>
      <text:p text:style-name="P3">Jestem spaczona. Czytam tytuł tego odcinka i zastanawiam się, jak można rozgrzewać serca maczugą… W sumie można. To chyba mój ulubiony odcinek bożonarodzeniowy. A już na pewno podobał mi się bardziej od poprzedniego (mam dość przeróbek „Opowieści Wigilijnej”). Dowiedzieliśmy się co nieco na temat tego, jak inne rasy obchodzą Jul. I tak mamy derpowate podmieńce, które źle zrozumiały instrukcje od Twilight, w sumie zupełnie normalne hipogryfy, jaki, które niszczą i śpiewają piosenki o bardzo złożonych tekstach oraz gryfy, którym coś nie wychodzi, i smoki, które są smokami. No i Sandbar. Boulder opowiada ciekawsze historie od niego. Ogółem uczniowie jak zwykle na plus, a Twilight na minus. Czemu na minus? Odpowiedzialność zbiorowa! Jak ja tego nienawidzę. Wyobraźcie sobie, że chcecie wrócić do domu na święta, ale możecie nie zdążyć na pociąg, bo nauczyciele postanowili ukarać was za winy kolegi. Wprost znakomicie.</text:p>
      <text:p text:style-name="P6"><text:bookmark text:name="_wb0ky87xdtfa"/>Gray Picture</text:p>
      <text:p text:style-name="P3">Uwielbiam odcinki świąteczne! Co prawda niewiele się w nim działo, ale miło się oglądało. Można było się dużo dowiedzieć o kulturze innych stworzeń. Derpowate święta podmieńców, które opacznie zrozumiały instrukcje, urocze hipogryfów i jaków, święta gryfów, które niezwykle przypominają te obchodzone w moim domu oraz nieempatyczne smoków. Zachowanie dzieciaków jak zazwyczaj na plus, ale za to Twi jeszcze raz udowadnia, że nie nadaje się na pedagoga. W końcu nie ma to jak odpowiedzialność zbiorowa.</text:p>
      <text:p text:style-name="P6"><text:bookmark text:name="_cgiow9l0vvj7"/>Moonlight</text:p>
      <text:p text:style-name="P2">Mimo że jestem trochę zrażona do szkolnych odcinków, bo zwykle pokazują główne protagonistki w złym świetle, to ten odcinek był dość ciekawy, ze względu na różnorodne ukazanie świątecznych tradycji różnych ras z tej magicznej krainy. Choć bez umniejszania kompetencji nauczycielek przyjaźni się nie obyło. Twilight chyba nie skończyła jeszcze czytać swoich książek na temat wychowywania uczniów albo ominęła fragment na temat porzucenia odpowiedzialności zbiorowej na rzecz prostej dedukcji. Jakoś trudno mi uwierzyć, że w ogóle pomyślały, że Yona byłaby w stanie dokonać ataku z powietrza bez zauważenia. Za to opowieści Sandbara są ogromnym plusem, dobra porcja suchego, niezamierzonego, trzymającego w napięciu humoru.</text:p>
      <text:p text:style-name="P4"><text:bookmark text:name="_1ggldonosay2"/>Odcinek 16: Friendship University</text:p>
      <text:p text:style-name="P6"><text:bookmark text:name="_rwkzncpk7t5u"/><text:soft-page-break/>Cahan</text:p>
      <text:p text:style-name="P3">Nie, po prostu nie. Flim i Flam wracają, tym razem zakładając szkołę przyjaźni. W dodatku każą sobie za to płacić, no jak oni mogą! Aż dziwne, że MLP pochodzi z USA, kraju, w którym studia są płatne. Ten odcinek jest niewyobrażalnie wręcz głupi i jedyną jego zaletę stanowi przebranie Rarity. Generalnie Twilight ma ból rzyci, gdyż Starswirl poszedł do innej szkoły niż ta prowadzona przez nią. W dodatku układa się kucykom, których nie lubi, bo są be i śmieją używać mózgów częściej niż inne kuce. Problem w tym, że Flim i Flam w zasadzie nigdy nie zrobili nic naprawdę złego. Może poza sprzedażą soku z buraków, ale tu problemem nie był przeklęty sok, ale że to placebo zadziałało.</text:p>
      <text:p text:style-name="P6"><text:bookmark text:name="_8z7vh3oig5be"/>Gray Picture</text:p>
      <text:p text:style-name="P3">Ten odcinek był totalnie pozbawiony sensu. Z jednej strony są te zabawne głupoty, jak przebranie Twilight i Rarity ucząca przyjaźni przez szycie (ale z plusów, przynajmniej po szkole Twi zostaną jakieś przydatne umiejętności, gdy okaże się, że po przyjaźniologii nie ma pracy). Ale z drugiej, jest sam motyw uniwersytetu Flima i Flama. Bo tak naprawdę jedyną złą rzeczą, jaką zrobili, było skopiowanie książki Twi. Co niby miało być złego w kazaniu płacić za naukę? Na prywatnej uczelni? A mógł być fajny morał o wybaczaniu.</text:p>
      <text:p text:style-name="P6"><text:bookmark text:name="_s920vru3fti2"/>Moonlight</text:p>
      <text:p text:style-name="P2">W tym odcinku najbardziej kłuło mnie w oczy zachowanie potężnego Starswirla Brodatego. Ogier jest wiekowy, ma najprawdopodobniej najsilniejszą moc magiczną wśród jednorożców, a jest naiwny jak podlotek. Chociaż za plus uważam to jego poszukiwanie i odkrywanie świata na nowo, bo ma na pewno wiele do nadrobienia po tych latach spędzonych w „nicości”. Dobrze też było znowu zobaczyć ten jego sędziwy pyszczek. To jakoś pokazuje, że ich historia nie była tylko „epickim finałem” sezonu, ale ma też jakiś mały wpływ na dalsze losy serialu, nawet jeśli wiele sobą nie wnosi. Kolejnym plusem było przebranie Rarci, która ukazując swoje mistrzowskie umiejętności kamuflażu, zdecydowanie odnalazłaby się na jakiejś szalonej sesji RPG. Przecież opaska na oko zawsze działa! Za to sama idea kolejnego przekrętu jabłkowych bliźniaków nie wyszła zbyt dobrze. Ten żart się już przejadł.</text:p>
      <text:p text:style-name="P4"><text:bookmark text:name="_lyoqn8vpt7us"/>Odcinek 17: The End in Friend</text:p>
      <text:p text:style-name="P6"><text:bookmark text:name="_1h8nkmkl3lur"/>Cahan</text:p>
      <text:p text:style-name="P3">Nie wiem, co o tym myśleć. To nie był dobry odcinek, ale oglądało mi się go dużo lepiej niż poprzednika. Rarity i RD odkrywają, że nie mają ze sobą nic wspólnego poza Elementami Harmonii. I w zasadzie… to prawda. Problem w tym, że odcinek na siłę stara się robić z nich wielkie przyjaciółki, a przyjaźń tak nie działa. Nie da się mieć sześciu najlepszych przyjaciółek, które są również dla siebie najlepszymi przyjaciółkami. W takiej grupce tworzą się podgrupki typu: Rarity lubi Applejack i Fluttershy, Rainbow Pinkie, AJ i Shy, etc. I to jest ok. Ciężko mi sobie wyobrazić scenariusz, w którym Rarity i Rainbow jadą razem na wspólne wakacje we dwójkę i świetnie się bawią. Co nie zmienia faktu, że mogą się lubić, szanować i na sobie polegać.</text:p>
      <text:p text:style-name="P6"><text:bookmark text:name="_y281dzmuems6"/>Gray Picture</text:p>
      <text:p text:style-name="P3">Kolejny odcinek, w którym koniki nagle odkrywają, że mają ze sobą niewiele wspólnego poza Elementami Harmonii. Jeszcze raz dostaliśmy morał o tym, że można się przyjaźnić mimo różnic. Ale oglądało się fajnie, choć nie był to jakiś szczególnie wybitny odcinek. Urzekły mnie buty Rarity i ten wszechobecny brokat.</text:p>
      <text:p text:style-name="P6"><text:bookmark text:name="_xrktblk7d9si"/>Moonlight</text:p>
      <text:p text:style-name="P2">Odcinek nieco denerwujący, ale mimo tego dość przyjemny. RD ponownie wdała się w konflikt z jedną ze swoich przyjaciółek, lecz tym razem, ze względu na Rarity, wyszło to trochę bardziej dramatycznie. Sam pomysł ukazania, że nie trzeba mieć zbyt dużo wspólnych zainteresowań, by się lubić, jest ciekawy, acz w naturze bardzo trudny. Zresztą klacze nie miały zbyt łatwego zadania. Też miałabym problem zachowywać się naturalnie i dobrze się bawić, gdy całe audytorium studentów patrzy na każdy mój ruch i skrupulatnie notuje. Chociaż i tak nieźle szły im kłótnie przy uczniach, szczerze podziwiam. Ostatecznie wszystko rozwiązała jakoś GlimGlam, bez której ta szkoła spłonęłaby w tajemniczych okolicznościach, ale nie wiem, czy wniosło to wiele do sprawy. Rainbow i Rarity mogą dobrze czuć się ze sobą w większej grupie, ale niekoniecznie chcieć spędzać ze sobą czas na osobności i to jest w pełni normalne. Chociaż jestem ciekawa, jak na RD wyglądałyby te buty. W końcu Rainbow Dash always dresses in style ;p</text:p>
      <text:p text:style-name="P3"/>
      <text:p text:style-name="P4"><text:bookmark text:name="_s39aw95hzq1x"/>Odcinek 18: Yakity-Sax</text:p>
      <text:p text:style-name="P6"><text:bookmark text:name="_mwabva5dn75f"/>Cahan</text:p>
      <text:p text:style-name="P3">I znowu mi się nie podobało. Czemu? Przez morał. Pinkie postanawia grać na jakimś dziwnym ustrojstwie i katuje tym całe miasteczko. Przyjaciółki zwracają jej uwagę, że gra fatalnie, więc ta się załamuje i jedzie do Yakyakistanu. A tam się okazuje, że jej muzyka jest świetna, bo daje jej radość. Szkoda tylko, że gwałci przez uszy całe otoczenie. Moje drogie pierożki, to tak nie działa. Załóżmy, że postanawiam zostać piosenkarką i śpiewam na wszystkich meetach. Tłumy mdleją i modlą się o rychłą śmierć. Ale jest spoko, bo Cahan jest szczęśliwa! Nie sądzę, że należy uczyć dzieci, że jest zajebiście, kiedy jest kijowo. Bo nie jest, nie było i nie będzie. Czy nie lepiej byłoby ogarnąć Pinkie nauczyciela, by się nią zajął i by za parę lat mogła grać na znośnym poziomie, a przy tym wskazać jej, że ma mocne strony?</text:p>
      <text:p text:style-name="P6"><text:bookmark text:name="_wlfsbsj7y7bq"/>Gray Picture</text:p>
      <text:p text:style-name="P3">Ktoś powinien łopatologicznie (albo kopytologicznie) wytłumaczyć Pinkie, jak się żyje w społeczeństwie. Jaką złą istotą trzeba być, żeby fałszować komuś pod oknami w środku nocy czy graniem przeszkadzać w pracy? Co do morału: jest niewątpliwie uroczy, ale też niezwykle nieżyciowy.</text:p>
      <text:p text:style-name="P3">Najzabawniejsze jest to, że żadna klacz nawet przez chwilę nie pomyślała, że może najlepiej byłoby zasugerować Pinkie wzięcie od jaków kilku lekcji gry na tym czymś. Zwłaszcza że skoro ogarnia mnóstwo innych instrumentów, to z czyjąś pomocą ten też powinna ogarnąć.</text:p>
      <text:p text:style-name="P6"><text:bookmark text:name="_e1319u3dxwtz"/>Moonlight</text:p>
      <text:p text:style-name="P2"><text:soft-page-break/>Znowu mam mieszane odczucia co do odcinka. Z jednej strony byłam zachwycona powrotem Pinkameny Diane Pie w swojej wszechogarniającej ponurej postaci, która wręcz wysysa radość ze świata niczym energetyczny wampir. Z drugiej strony morał wydał mi się straszliwie naciągany. Jeśli tak bardzo chciała grać na tym instrumencie, to mogły jej zaproponować znalezienie jakiegoś jaka-nauczyciela, zamiast kazać skreślać z góry to, że kiedykolwiek nauczy się dobrze grać. Prawda, w społeczeństwie zdarzają się jednostki wybitne, które same potrafią się nauczyć grać arcydzieła nawet na łopacie z przetwornikiem i kilkoma strunami, ale zdecydowana większość potrzebuje tę wiedzę od kogoś uzyskać. Szkoda, że jaki, zamiast pokazać Pinkie poprawną drogę gry na yovidaphonie, stwierdziły, że jej gra jest idealna, bo sprawia jej radość. Mieszkańcy Ponyville raczej nie podzielą ich opinii.</text:p>
      <text:p text:style-name="P4"><text:bookmark text:name="_7b5xi3w1uffy"/>Odcinek 19: Road to Friendship</text:p>
      <text:p text:style-name="P6"><text:bookmark text:name="_ee4qykhqqebz"/>Cahan</text:p>
      <text:p text:style-name="P3">Czas na powrót do tej lepszej części sezonu ósmego. Trixie i Starlight to duet, który się sprawdza. W dużej mierze przez charaktery obu klaczy – wypadają bardzo naturalnie w odróżnieniu od relacji wielu Powierniczek Elementów. Mamy też piosenkę i to niezłą. Samemu problemowi pozwolono się rozwijać tak, by nie wyszło sztucznie, a bohaterki nie zostały dotknięte nagłą dysmózgią. Plus również za pojawienie się Cadance, Flurry Heart, konia z Arabii Siodłowej i miasta Somnambula.</text:p>
      <text:p text:style-name="P6"><text:bookmark text:name="_3r3b6wcc773h"/>Gray Picture</text:p>
      <text:p text:style-name="P2">Ponieważ jestem (psycho)fanką zarówno Starlight, jak i Trixie, to ten odcinek dostaje plus 20% do fajności za samą ich obecność. Uwielbiam ich duet, ponieważ ich przyjaźń jest bardzo realistyczna, a osobowości dopracowane. Odcinek był bardzo ciekawy. Między innymi dzięki podróży do Arabii Siodłowej, gdyż lubię takie pustynne klimaty. Co do fabuły, to naprawdę była przemyślana. Niestety, za często jest tak, że problem, z którym mają zmierzyć się postacie, pojawia się nagle, bez powodu, tylko dlatego, że coś musi napędzać akcję odcinka, jak chociażby w niedawnym „The End In Friend”. Tutaj wszystko wyglądało bardzo naturalnie.</text:p>
      <text:p text:style-name="P2">A piosenka była niezła i bardzo urocza.</text:p>
      <text:p text:style-name="P2">I zaczęłam się zastanawiać, kto w ogóle pracuje w szkole Twi, skoro co trzeci odcinek ktoś z kadry robi sobie wycieczki.</text:p>
      <text:p text:style-name="P1"/>
      <text:p text:style-name="P6"><text:bookmark text:name="_6o6ixmvn95uh"/>Moonlight</text:p>
      <text:p text:style-name="P2">Zbyt dużo narzekam, więc tu nie będę tego robić. Podoba mi się rozwój relacji Starlight i Trixie. Widać, że ich przyjaźń jest jakaś taka bardziej naturalna. Potrafią świetnie się ze sobą bawić i równie dobrze drzeć koty o drobne, denerwujące rzeczy. Chrapanie i mówienie przez sen rozbawiły mnie do łez. Piosenka też była przyjemna, tym bardziej że poprzedzono ją wyśmianiem śpiewania w takich momentach. Do tego spodobał mi się wygląd Hoo’Fara. Ciekawe, że w Siodłowej Arabii mają też jednorożce. Aż zaczęłam się zastanawiać, jakie w ogóle są różnice między końmi z tej krainy a standardowymi kucykami w Equestrii. Tak że odcinek daje do myślenia.</text:p>
      <text:p text:style-name="P4"><text:bookmark text:name="_486bdhmurqjx"/>Odcinek 20: The Washouts</text:p>
      <text:p text:style-name="P6"><text:bookmark text:name="_75k05xqrx8qy"/>Cahan</text:p>
      <text:p text:style-name="P3">Chyba należę do nielicznej grupy ludzi, którzy lubią Lightning Dust. Cieszy mnie, że ta postać wróciła na ekrany po pięciu sezonach. Nie dość, że nie czuje żalu do RD, to jeszcze jej się powodzi. Świetnie! Oglądało się to bardzo przyjemnie, w dodatku rozwinięto siostrzaną relację pomiędzy Dash i Scootaloo. Przy okazji nasunęło mi parę pytań, ale o tym napisałam w osobnym artykule, który znajduje się zresztą w tym numerze.</text:p>
      <text:p text:style-name="P6"><text:bookmark text:name="_ihgd0blez05u"/>Gray Picture</text:p>
      <text:p text:style-name="P3">Mimo że nie trawię odcinków ze źrebakami, to ten nie był taki zły, jak się spodziewałam. Na początku byłam pewna, że całość będzie o tym, jak bardzo Rainbow jest zazdrosna, jednak szybko okazało się, że tęczowa zachowywała się dużo doroślej, niż się spodziewałam. Jej relacja z Scoot jest urocza.</text:p>
      <text:p text:style-name="P6"><text:bookmark text:name="_qt363vck5o59"/>Moonlight</text:p>
      <text:p text:style-name="P2">Odcinek był ciekawy. Fajnie było zobaczyć Lightning Dust po tak długim czasie, nie spodziewałam się tego w ogóle, więc ten zwrot akcji jest bardzo pozytywny. Miło też, że Scoot ma jakieś inne zainteresowania poza skuterem, Znaczkową Ligą i swoim wyidealizowanym zapatrzeniem w RD. Zresztą sama Rainbow pokazała w tym odcinku swoją dojrzałą, rozwiniętą stronę i, pokonując swoje parcie na szkło oraz zazdrość, pokazała, że naprawdę martwi i troszczy się o Scootaloo. Zresztą zawsze bardzo mi przykro, gdy twórcy serialu po raz kolejny pokazują tragizm przypadku Scoot. Musi być jej ciężko, gdy dużo młodsze źrebaki śmigają w przestworzach, a ona mimo posiadania skrzydeł nigdy nie oderwie się od ziemi. Tym wątkiem trafili w mój czuły punkt. Cieszę się, że dalej go rozwijają.</text:p>
      <text:p text:style-name="P3"/>
      <text:p text:style-name="P4"><text:bookmark text:name="_xn62or569juz"/>Odcinek 21: A Rockhoof and a Hard Place</text:p>
      <text:p text:style-name="P6"><text:bookmark text:name="_4lxryqan5jzf"/>Cahan</text:p>
      <text:p text:style-name="P3"><text:soft-page-break/>No, ktoś sobie przypomniał, że istnieją inne Filary Equestrii niż Zgredek Brodaty. Rockhoof nie może odnaleźć się we współczesnym świecie. Nie wróci do domu jak Meadowbrook, bo jakaś pani archeolog uznała, że sorry, ale jego chałupa od teraz należy do muzeum (na jego miejscu bym prukwę zamordowała), nie zostanie mówcą motywacyjnym jak Somnambula, uczyć nie umie, gwiazdy zmieniły położenie, więc GPS się zdezaktualizował… Rockhoof to prosty kuc, który niestety był bohaterem, więc trochę głupio kazać mu kopać rowy. Dlatego księżniczka Twalot specjalnie dla niego stworzyła nowy urząd i uczyniła go miejscowym bajarzem. W sumie czemu te Filary znowu nie stworzą drużyny superherosów? A, no tak, wakat zajęty.</text:p>
      <text:p text:style-name="P6"><text:bookmark text:name="_o7k7c5y6xr08"/>Moonlight</text:p>
      <text:p text:style-name="P2">Lubię Rockhoofa, swojski ogier. Mógłby wynająć się do rozbiórek i wyburzania budynków w kucykowej wersji „Dom nie do poznania”. Bardzo ładnie przearanżował wnętrze szkoły przyjaźni i jednocześnie udało mu się zmotywować uczniów bardziej niż większości nauczycieli w naszym publicznym szkolnictwie. Mogliby mu zorganizować klasę pod chmurką i dalej mógłby opowiadać różne historie, bez wymyślania nowego zawodu. Gdy to robi, przypomina mi trochę mojego nauczyciela historii z liceum. Byliśmy klasą matematyczną, więc traktował nasze lekcje z dużym przymrużeniem oka i zamiast wkuwać nam daty do głowy, opowiadał, jak to było za czasów PRL-u. Tylko on nie nosił ze sobą łopaty.</text:p>
      <text:p text:style-name="P4"><text:bookmark text:name="_jl9twf3vu8v7"/>Odcinek 22: What Lies Beneath</text:p>
      <text:p text:style-name="P6"><text:bookmark text:name="_gfusddygtith"/>Cahan</text:p>
      <text:p text:style-name="P3">To był zadziwiająco dobry odcinek. Serio, nie spodziewałam się, że coś, co miało tak kiepski opis, okaże się tak bardzo spoko. Uczniowie wymiatali, Cozy Glow odkryła przed nami swoją mroczną stronę, a Drzewo Harmonii zyskało świadomość. W dodatku mieliśmy megauroczą armię pająków, Smolder w sukience, Ocellus jako Chrysalis… Minus za miny Silverstream, nie podobały mi się. Ale generalnie daję 10/10. Fabuła, postaci, związek z innymi odcinkami i rozwój lore.</text:p>
      <text:p text:style-name="P6"><text:bookmark text:name="_1fwucza612y2"/>Moonlight</text:p>
      <text:p text:style-name="P2">Przyznam szczerze, że nie przepadałam za nową interrasową szóstką, ale w tym odcinku urośli w moich oczach. Sama fabuła była ciekawa, mimo utartego schematu. Poziom humoru przez całość utrzymywał się bardzo wysoko, zwłaszcza perfekcyjne przedrzeźnianie profesorek w wykonaniu Ocellus. Podziwiam Yonę, Moon nie dać rady zaprzyjaźnić się z pająkami do tej pory. Tylko chłodna wzajemna akceptacja… Co do minusów, to są niewielkie. Trochę nie zrozumiałam ewolucji Drzewa Harmonii, a poza tym krzyki Silverstream są przerażające. Za to końcówka wydała mi się dziwnie, pozytywnie, niepokojąca.</text:p>
      <text:p text:style-name="P4"><text:bookmark text:name="_9ccfddxuzxpz"/>Odcinek 23: Sounds of Silence</text:p>
      <text:p text:style-name="P6"><text:bookmark text:name="_sytkt921jt9l"/>Cahan</text:p>
      <text:p text:style-name="P3">Obawiałam się tego. Nowa rasa, ten tytuł… A okazało się świetne. Zacznę od tego, że kiriny mają świetne projekty. Piosenka jest chyba najlepszą w całym sezonie – Autumn Blaze ma naprawdę śliczny głos. W dodatku sama historia, choć mroczna, to została opowiedziana w przystępny dla dziecka sposób, który równocześnie nie bolał w mózg dorosłego widza. No i widać rozwój postaci, zwłaszcza Fluttershy, która świetnie dopełniała się z AJ. Miło też, że problem chińskich jednorożców był uzasadniony i to zostało wyjaśnione w sposób logiczny. Mamy tu jeden z najlepszych odcinków w całym serialu.</text:p>
      <text:p text:style-name="P6"><text:bookmark text:name="_xj87dtx3dzp9"/>Moonlight</text:p>
      <text:p text:style-name="P2">Mój ulubiony odcinek do tej pory. Zakochałam się w Kirinach. Gdybym poznała je wcześniej, moja OCka z pewnością byłaby Kiriną. Autumn Blaze mnie oczarowała, może dlatego, że nieco utożsamiam się z jej charakterem. Świetnie śpiewa i jest tak pozytywnie zakręcona, po prostu cud, miód i orzeszki w połączeniu z moją ukochaną AJ. Fabuła była ciekawa, z nutką tajemnicy i niewymuszonym pokazaniem rozwoju postaci, jak w przypadku ostrej asertywności Fluterki, ale też prześmiesznych starych nawyków. Prostota podejścia Applejack do problemu była rozbrajająca. Zwłaszcza gdy przesadnie podkreślała wymawiane słowa, gdy upewniała się, czy nowo poznane istoty rozumieją „kucykowy”.</text:p>
      <text:p text:style-name="P2">Morał też wyszedł dobrze. Nauka akceptacji swoich emocji i okazywania ich jest dość istotna wśród społeczeństwa, które pochłania wirtualna rzeczywistość. Tak że bardzo pozytywnie.</text:p>
      <text:p text:style-name="P4"><text:bookmark text:name="_i0oily1fhgk"/>Odcinek 24: Father Knows Beast</text:p>
      <text:p text:style-name="P6"><text:bookmark text:name="_z7iay0pbjy3d"/>Cahan</text:p>
      <text:p text:style-name="P3">Należę do osób, które pozytywnie odebrały pojawienie się „ojca” Spike’a. Z wyglądu podobny, z zachowania okropny. Od początku coś mi śmierdziało, ale sądziłam, że to naprawdę jego biologiczny ojciec, tylko że po prostu go zgubił albo porzucił. I sądzę, że wówczas ten odcinek byłby lepszy. Czemu? Bo problemu nie stanowił brak pokrewieństwa pomiędzy gadami, a to, że Sludge był wyzyskującym Kolca dupkiem o aparycji podstarzałego pedofila. Czy gdyby naprawdę był jego ojcem, to coś by zmieniło? Myślę, że tak. Biologiczni rodzice też bywają okropni i sądzę, że dużo wartościowsze by było, gdyby Spike sam do tego dorósł i świadomie pogonił spóźnionego rodzica. Piosenkę uważam za całkiem niezłą. Jednak gwiazdą „Father Knows Beast” została Smolder. Jest dla fioletowego gekona jak taka starsza siostra, która cierpliwie i bez złośliwości pomoże młodszemu bratu. Na plus, że smoki latają inaczej niż kucyki.</text:p>
      <text:p text:style-name="P6"><text:bookmark text:name="_8c4c0wycvcrz"/>Moonlight</text:p>
      <text:p text:style-name="P2">Od początku nie kupiłam tej historyjki o ojcu Spike’a, Sludge zbyt nienaturalnie opowiadał tę bajeczkę i specjalnie podkreślił, że został uwięziony w miejscu, o którym kucyki nie miały pojęcia. Tak, jestem z siebie całkiem zadowolona. Taki sam poziom zadowolenia miałam podczas słuchania piosenki fałszywego ojca. Jego chrapliwy głos świetnie komponował się z melodią, co nadało jej bardzo fajnego klimatu. Bardzo podoba mi się rozwinięcie relacji Smolder ze Spike’iem. Wygląda na to, że wychowanek Twilight ma w niej oparcie i robią razem coś oprócz zawodów w zionięciu ogniem. Za to zastanawia mnie, dlaczego serce Twilight jest takie skostniałe…</text:p>
      <text:p text:style-name="P2"/>
      <text:p text:style-name="P2">Dobrze, że serial porusza problemy relacji rodzinnej. Czasami nie trzeba mieć więzów krwi, by czuć się z kimś jak w prawdziwym domu.</text:p>
      <text:p text:style-name="P4"><text:bookmark text:name="_p7giy9s78q47"/><text:soft-page-break/>Odcinki 25 i 26: School Raze</text:p>
      <text:p text:style-name="P6"><text:bookmark text:name="_wl9bao4grqj8"/>Cahan</text:p>
      <text:p text:style-name="P3">I czas na finał! Te oczekiwania, te wybuchy, ta Cozy Glow i Tirek… Uważam, że ten dwuodcinkowiec to zmarnowany potencjał. Zapowiadało się dobrze – magia znika, Mane 6 ruszają na misję, Starlight zostaje, ale Cozy wyklucza ją z rozgrywki, i tylko Smolder coś podejrzewa… Dobra, wyruszenie do Tartaru i – co gorsza – wejście tam było głupie. Czemu? Tirek nie wysysał magii na odległość! Musiał dopadać kucyki pojedynczo. Poza tym, czy one nie pomyślały, że bez czarów mogą stamtąd już nie wyjść? I czemu w więzieniu dla złoczyńców siedzą mantykory, kuroliszki i inne zwierzęta? Bo są groźne? Wilki i niedźwiedzie należy wsadzić za kratki!</text:p>
      <text:p text:style-name="P3">W szkole pojawia się kanclerz Rżeniomowa i obala rządy Cozy. „Dziecko na dyrektora? No, kogoś tu pogięło!” – jako jedyny kucyk użył mózgu. Niestety, ale postanowił pozbyć się przedstawicieli innych ras. Za to zabawnym było oglądanie, jak przeszkadza smarkuli w objęciu rządów.</text:p>
      <text:p text:style-name="P3">Wszystko skończyło się standardowo – magicznym bum. Tym razem dzień uratowali uczniowie. Za to fajnie, że Celestia wyruszyła z armią. Nawet gdyby nowe Mane 6 poległo, to antagonistka zostałaby powstrzymana w sposób standardowy, czyli brutalną siłą. No, ale z zakończeniem mam problem. Zamknęli źrebaka w Tartarze. Dziecko. Faktycznie, mocno namieszała, ale czy nie powinni jej raczej wysłać do jakiegoś poprawczaka czy gdzieś, gdzie ją naprostują i pegazica pojmie, że przyjaźń to nie potęga i nie działa tak, jak myślała? Ostre mają sądy w tej Equestrii.</text:p>
      <text:p text:style-name="P3">To mógłby być dobry finał, ale nie jest. Czemu? Za dużo się dzieje jak na te 35 minut (nie liczę openingu x 2 i streszczenia 25 w odcinku 26). Pewne wątki są zupełnie niepotrzebne, jak chociażby pojawienie się CMC, które nic nie zrobiły, a zajęły cenny czas antenowy. Podobnie z podróżą Mane 6 do Tartaru. Nie mogły tam od razu trafić? Może wtedy dałoby się rozwiązać problem Cozy Glow w inny sposób niż magiczną tęczą z drzewa? Ale nie, to byłoby za trudne…</text:p>
      <text:p text:style-name="P6"><text:bookmark text:name="_iscyk1t12axi"/>Moonlight</text:p>
      <text:p text:style-name="P2">Ten finał wprawił mnie w pewien rodzaj nostalgii. Przypominał mocno stare, dobre, epickie zakończenia sezonów z przesyceniem emocji związanych z ratowaniem świata i, o dziwo, trafiło to do mnie bardzo mocno.</text:p>
      <text:p text:style-name="P2">Humor był świetny, dwa razy cofałam sobie odcinek do momentu, gdy Twilight tłumaczy Rarity, do czego służy ogon. Była stara, dobra, denerwująca Pinkie, która powtórzyła na Tireku swoją strategię, jaką próbowała przekonać AJ do powrotu na farmę, Applejack jak zwykle twardo chodziła po ziemi, Rarity zaprezentowała piękną dramę, a RD ją świetnie zbagatelizowała. Do tego prawie udało się zobaczyć Fluttershy używającej spojrzenia, do czego z pewnością nawiązywały klacze, spanikowane widokiem bazyliszka.</text:p>
      <text:p text:style-name="P2">Dwuodcinkowiec miał swoje wady, oczywiście, dałoby się lepiej poprowadzić w nim fabułę, by nie była taka upchana. Zostało tu sporo niewykorzystanego potencjału i materiału. Na usta ciśnie się pytanie, co teraz dzieje się z Elementami Harmonii? Czyżby, trochę zbyt dobra w przyjaźni, uczniowska szóstka została kolejną generacją obrońców świata poprzez buławę przyjaźni? Może ktoś odpowie na to w kolejnym sezonie… może. Mimo tego ten odcinek bardzo dobrze grał na emocjach i sentymencie, który wyrobili sobie fani przez te osiem sezonów. Przynajmniej tak było w moim wypadku.</text:p>
      <text:p text:style-name="P2">Do tego jakoś polubiłam sposób, w jaki Cozy sterowała tłumem. W końcu jej znaczek nabrał dla mnie sensu. Miałam wrażenie, jakby ta mała manipulantka dobrze przyswoiła sobie techniki opisywane w książkach, które polecał nam nauczyciel do WOS-u w liceum. Niczym szachista na planszy, poruszała uczuciami uczniów i Twilight tak, by wyjść na tym jak najkorzystniej. Podobało mi się też, że to zakończenie nie wzięło się tak bardzo znikąd. Ten dziwny, nieco niepokojący klimat przejawiał się trochę w ciągu ósmego sezonu i podoba mi się, w jaki sposób został wykorzystany. Cozy Glow jest chyba moją ulubioną małą, uroczą psychopatką. Utwierdziło mnie w tym zakończenie odcinka. Mam tendencje do darzenia dużą sympatią takich niepoprawnych szaleńców.</text:p>
      <text:p text:style-name="P1"/>
      <text:p text:style-name="P3"><text:a xlink:type="simple" xlink:href="https://www.deviantart.com/aidelank/art/The-Legion-of-Harmony-Master-Starlight-Glimmer-746774746" text:style-name="Internet_20_link" text:visited-style-name="Visited_20_Internet_20_Link"><text:span text:style-name="T1">https://www.deviantart.com/aidelank/art/The-Legion-of-Harmony-Master-Starlight-Glimmer-746774746</text:span></text:a></text:p>
      <text:p text:style-name="P3"><text:a xlink:type="simple" xlink:href="https://www.deviantart.com/assasinmonkey/art/Pinkie-s-Notes-755662230" text:style-name="Internet_20_link" text:visited-style-name="Visited_20_Internet_20_Link"><text:span text:style-name="T1">https://www.deviantart.com/assasinmonkey/art/Pinkie-s-Notes-755662230</text:span></text:a></text:p>
      <text:p text:style-name="P3"><text:a xlink:type="simple" xlink:href="https://www.deviantart.com/assasinmonkey/art/A-Dragon-s-Warming-757911865" text:style-name="Internet_20_link" text:visited-style-name="Visited_20_Internet_20_Link"><text:span text:style-name="T1">https://www.deviantart.com/assasinmonkey/art/A-Dragon-s-Warming-757911865</text:span></text:a></text:p>
      <text:p text:style-name="P3"><text:a xlink:type="simple" xlink:href="https://www.deviantart.com/inuhoshi-to-darkpen/art/Music-of-Happiness-755781832" text:style-name="Internet_20_link" text:visited-style-name="Visited_20_Internet_20_Link"><text:span text:style-name="T1">https://www.deviantart.com/inuhoshi-to-darkpen/art/Music-of-Happiness-755781832</text:span></text:a></text:p>
      <text:p text:style-name="P3"><text:a xlink:type="simple" xlink:href="https://www.deviantart.com/inuhoshi-to-darkpen/art/Masters-of-Disguise-759284333" text:style-name="Internet_20_link" text:visited-style-name="Visited_20_Internet_20_Link"><text:span text:style-name="T1">https://www.deviantart.com/inuhoshi-to-darkpen/art/Masters-of-Disguise-759284333</text:span></text:a></text:p>
      <text:p text:style-name="P3"><text:a xlink:type="simple" xlink:href="https://www.deviantart.com/thediscorded/art/New-Spell-754836286" text:style-name="Internet_20_link" text:visited-style-name="Visited_20_Internet_20_Link"><text:span text:style-name="T1">https://www.deviantart.com/thediscorded/art/New-Spell-754836286</text:span></text:a></text:p>
      <text:p text:style-name="P3"><text:a xlink:type="simple" xlink:href="https://www.deviantart.com/inuhoshi-to-darkpen/art/On-the-Search-Through-the-Swamp-760214362" text:style-name="Internet_20_link" text:visited-style-name="Visited_20_Internet_20_Link"><text:span text:style-name="T1">https://www.deviantart.com/inuhoshi-to-darkpen/art/On-the-Search-Through-the-Swamp-760214362</text:span></text:a></text:p>
      <text:p text:style-name="P3"><text:a xlink:type="simple" xlink:href="https://www.deviantart.com/assasinmonkey/art/Rafting-Friend-Ship-760117128" text:style-name="Internet_20_link" text:visited-style-name="Visited_20_Internet_20_Link"><text:span text:style-name="T1">https://www.deviantart.com/assasinmonkey/art/Rafting-Friend-Ship-760117128</text:span></text:a></text:p>
      <text:p text:style-name="P3"><text:a xlink:type="simple" xlink:href="https://www.deviantart.com/assasinmonkey/art/Hoo-Far-Away-762180496" text:style-name="Internet_20_link" text:visited-style-name="Visited_20_Internet_20_Link"><text:span text:style-name="T1">https://www.deviantart.com/assasinmonkey/art/Hoo-Far-Away-762180496</text:span></text:a></text:p>
      <text:p text:style-name="P3"><text:soft-page-break/><text:a xlink:type="simple" xlink:href="https://www.deviantart.com/lopoddity/art/HC-Lightning-Dust-760394552" text:style-name="Internet_20_link" text:visited-style-name="Visited_20_Internet_20_Link"><text:span text:style-name="T1">https://www.deviantart.com/lopoddity/art/HC-Lightning-Dust-760394552</text:span></text:a></text:p>
      <text:p text:style-name="P3"><text:a xlink:type="simple" xlink:href="https://www.deviantart.com/pony-berserker/art/Yovidaphone-Pone-759309597" text:style-name="Internet_20_link" text:visited-style-name="Visited_20_Internet_20_Link"><text:span text:style-name="T1">https://www.deviantart.com/pony-berserker/art/Yovidaphone-Pone-759309597</text:span></text:a></text:p>
      <text:p text:style-name="P3"><text:a xlink:type="simple" xlink:href="https://www.deviantart.com/nightpaint12/art/Escape-754514852" text:style-name="Internet_20_link" text:visited-style-name="Visited_20_Internet_20_Link"><text:span text:style-name="T1">https://www.deviantart.com/nightpaint12/art/Escape-754514852</text:span></text:a></text:p>
      <text:p text:style-name="P3"><text:a xlink:type="simple" xlink:href="https://www.deviantart.com/thediscorded/art/Fiery-Dragon-762170908" text:style-name="Internet_20_link" text:visited-style-name="Visited_20_Internet_20_Link"><text:span text:style-name="T1">https://www.deviantart.com/thediscorded/art/Fiery-Dragon-762170908</text:span></text:a></text:p>
      <text:p text:style-name="P3"><text:a xlink:type="simple" xlink:href="https://www.deviantart.com/blazemizu/art/Gallus-761190064" text:style-name="Internet_20_link" text:visited-style-name="Visited_20_Internet_20_Link"><text:span text:style-name="T1">https://www.deviantart.com/blazemizu/art/Gallus-761190064</text:span></text:a></text:p>
      <text:p text:style-name="P3"><text:a xlink:type="simple" xlink:href="https://www.deviantart.com/imalou/art/We-re-Friendship-Bound-762308522" text:style-name="Internet_20_link" text:visited-style-name="Visited_20_Internet_20_Link"><text:span text:style-name="T1">https://www.deviantart.com/imalou/art/We-re-Friendship-Bound-762308522</text:span></text:a></text:p>
      <text:p text:style-name="P3"><text:a xlink:type="simple" xlink:href="https://www.deviantart.com/inuhoshi-to-darkpen/art/The-World-Is-Brighter-With-You-762303665" text:style-name="Internet_20_link" text:visited-style-name="Visited_20_Internet_20_Link"><text:span text:style-name="T1">https://www.deviantart.com/inuhoshi-to-darkpen/art/The-World-Is-Brighter-With-You-762303665</text:span></text:a></text:p>
      <text:p text:style-name="P3"><text:a xlink:type="simple" xlink:href="https://www.deviantart.com/brisineo/art/Autumn-Blaze-755985095" text:style-name="Internet_20_link" text:visited-style-name="Visited_20_Internet_20_Link"><text:span text:style-name="T1">https://www.deviantart.com/brisineo/art/Autumn-Blaze-755985095</text:span></text:a></text:p>
      <text:p text:style-name="P3"><text:a xlink:type="simple" xlink:href="https://www.deviantart.com/fromamida/art/Autumn-Blaze-762090591" text:style-name="Internet_20_link" text:visited-style-name="Visited_20_Internet_20_Link"><text:span text:style-name="T1">https://www.deviantart.com/fromamida/art/Autumn-Blaze-762090591</text:span></text:a></text:p>
      <text:p text:style-name="P3"><text:a xlink:type="simple" xlink:href="https://www.deviantart.com/orangejuicerus/art/Autumn-Blaze-762426759" text:style-name="Internet_20_link" text:visited-style-name="Visited_20_Internet_20_Link"><text:span text:style-name="T1">https://www.deviantart.com/orangejuicerus/art/Autumn-Blaze-762426759</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in" fo:margin-bottom="0in" loext:contextual-spacing="true" fo:line-height="115%"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107" meta:word-count="3740" meta:character-count="25478" meta:non-whitespace-character-count="21838"/>
    <meta:generator>LibreOfficeDev/5.1.0.3$Linux_X86_64 LibreOffice_project/</meta:generator>
  </office:meta>
</office:document-meta>
</file>